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3-03-03_13-54-4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 office:value-type="string">
            <text:p>2023-03-03_15-30-00_000.jpg</text:p>
          </table:table-cell>
          <table:table-cell table:style-name="ce26" office:value-type="string">
            <text:p>:m #*# RES / free# S87DP9 記事読み / id=1S5M(browser=yan) / media=ei / theme=パレスチナ；EU；基金；イスラエル,content=教科書；医療予算,w=Oliver-Varhelyi / genre=~ / 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3-03_16-38-15_000.jpg</text:p>
          </table:table-cell>
          <table:table-cell table:style-name="ce26" office:value-type="string">
            <text:p>:m 1*2 RES / JVEMV6 64#244_nakata_logic / 『イスラームのロジック』 著者=中田考,校注=~ / p.214 / w=シーア派；アブー・バクル；アッバース朝；アル＝マーワルディー；ファーラービー；,topic=イスラム神学,publisher=~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1*2 RES / JVEMV6 64#244_nakata_logic / 『イスラームのロジック』 著者=中田考,校注=~ / p.214 / w=シーア派；アブー・バクル；アッバース朝；アル＝マーワルディー；ファーラービー；,topic=イスラム神学,publisher=~,other=">
            <text:p>:m 1*2 RES / JVEMV6 64#244_nakata_logic / 『イスラームのロジック』 著者=中田考,校注=~ / p.214 / w=シーア派；アブー・バクル；アッバース朝；アル＝マーワルディー；ファーラービー；,topic=イスラム神学,publisher=~,other=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3-03_16-38-29_000.jpg</text:p>
          </table:table-cell>
          <table:table-cell table:style-name="ce26" office:value-type="string">
            <text:p>:m 2*2 RES / JVEMV6 64#244_nakata_logic / 『イスラームのロジック』 著者=中田考,校注=~ / p.214 / w=イブン・タイミーヤ；,topic=イスラム神学,publisher=~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2*2 RES / JVEMV6 64#244_nakata_logic / 『イスラームのロジック』 著者=中田考,校注=~ / p.214 / w=イブン・タイミーヤ；,topic=イスラム神学,publisher=~,other=">
            <text:p>:m 2*2 RES / JVEMV6 64#244_nakata_logic / 『イスラームのロジック』 著者=中田考,校注=~ / p.214 / w=イブン・タイミーヤ；,topic=イスラム神学,publisher=~,other=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3-03_17-36-08_000.jpg</text:p>
          </table:table-cell>
          <table:table-cell table:style-name="ce26" office:value-type="string">
            <text:p>:m 1*1 RES / JVEMV6 64#245_shuukyoo_yamaori_etal / 『日本人の宗教とは何か』 著者=山折哲雄、編著,校注=~ / p.235 / w=竹田聴州；浄土宗；郷村制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1*1 RES / JVEMV6 64#245_shuukyoo_yamaori_etal / 『日本人の宗教とは何か』 著者=山折哲雄、編著,校注=~ / p.235 / w=竹田聴州；浄土宗；郷村制,topic=~,publisher=~,other=~">
            <text:p>:m 1*1 RES / JVEMV6 64#245_shuukyoo_yamaori_etal / 『日本人の宗教とは何か』 著者=山折哲雄、編著,校注=~ / p.235 / w=竹田聴州；浄土宗；郷村制,topic=~,publisher=~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3-03_21-10-28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 office:value-type="string">
            <text:p>2023-03-04_02-07-04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3-04_02-19-07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:PHOTO 寝た時刻 / 2023">
            <text:p>:m :PHOTO 寝た時刻 / 2023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3-04_09-14-5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3-03-04_10-18-46_000.jpg</text:p>
          </table:table-cell>
          <table:table-cell table:style-name="ce26" office:value-type="string">
            <text:p>:m 1*3 RES / free / res-id=GMTS / theme=n乗和 / genre=~,content=~,w=~ / session-number=s-id.GM78 / doc=~,other=theorem+:隣り合う２つの自然数。各々の２乗、同士の、差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1*3 RES / free / res-id=GMTS / theme=n乗和 / genre=~,content=~,w=~ / session-number=s-id.GM78 / doc=~,other=theorem+:隣り合う２つの自然数。各々の２乗、同士の、差。">
            <text:p>:m 1*3 RES / free / res-id=GMTS / theme=n乗和 / genre=~,content=~,w=~ / session-number=s-id.GM78 / doc=~,other=theorem+:隣り合う２つの自然数。各々の２乗、同士の、差。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8" office:value-type="string">
            <text:p>2023-03-04_10-19-04_000.jpg</text:p>
          </table:table-cell>
          <table:table-cell table:style-name="ce26" office:value-type="string">
            <text:p>:m 2*3 RES / free / res-id=GMTS / theme=n乗和 / genre=~,content=~,w=~ / session-number=s-id.GM78 / doc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2*3 RES / free / res-id=GMTS / theme=n乗和 / genre=~,content=~,w=~ / session-number=s-id.GM78 / doc=~,other=~">
            <text:p>:m 2*3 RES / free / res-id=GMTS / theme=n乗和 / genre=~,content=~,w=~ / session-number=s-id.GM78 / doc=~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3-03-04_10-19-14_000.jpg</text:p>
          </table:table-cell>
          <table:table-cell table:style-name="ce26" office:value-type="string">
            <text:p>:m 3*3 RES / free / res-id=GMTS / theme=n乗和 / genre=~,content=~,w=~ / session-number=s-id.GM78 / doc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3*3 RES / free / res-id=GMTS / theme=n乗和 / genre=~,content=~,w=~ / session-number=s-id.GM78 / doc=~,other=~">
            <text:p>:m 3*3 RES / free / res-id=GMTS / theme=n乗和 / genre=~,content=~,w=~ / session-number=s-id.GM78 / doc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8" office:value-type="string">
            <text:p>2023-03-04_10-20-51_000.jpg</text:p>
          </table:table-cell>
          <table:table-cell table:style-name="ce26" office:value-type="string">
            <text:p>:m #*# RES / free / res-id=Z4P3(new) / theme=√２など、図形で描くと、どうなるか。 / genre=math:geometry,content=~,w=~ / session-number=~ / doc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#*# RES / free / res-id=Z4P3(new) / theme=√２など、図形で描くと、どうなるか。 / genre=math:geometry,content=~,w=~ / session-number=~ / doc=~,other=~">
            <text:p>:m #*# RES / free / res-id=Z4P3(new) / theme=√２など、図形で描くと、どうなるか。 / genre=math:geometry,content=~,w=~ / session-number=~ / doc=~,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0" office:value-type="string">
            <text:p>2023-03-04_11-28-32_000.jpg</text:p>
          </table:table-cell>
          <table:table-cell table:style-name="ce26" office:value-type="string">
            <text:p>:m 1*2 RES / free / res-id=GMTS / theme=n乗和 / genre=~,content=~,w=~ / session-number=s-id.GM78 / doc=~,other=refer:session-2022-03-04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1*2 RES / free / res-id=GMTS / theme=n乗和 / genre=~,content=~,w=~ / session-number=s-id.GM78 / doc=~,other=refer:session-2022-03-04">
            <text:p>:m 1*2 RES / free / res-id=GMTS / theme=n乗和 / genre=~,content=~,w=~ / session-number=s-id.GM78 / doc=~,other=refer:session-2022-03-04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8" office:value-type="string">
            <text:p>2023-03-04_11-38-17_000.jpg</text:p>
          </table:table-cell>
          <table:table-cell table:style-name="ce26" office:value-type="string">
            <text:p>:m 2*2 RES / free / res-id=GMTS / theme=n乗和 / genre=~,content=~,w=~ / session-number=s-id.GM78 / doc=~,other=refer:session-2022-03-04;q+:q-id.P4N0:３乗の差、どのような式か？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2*2 RES / free / res-id=GMTS / theme=n乗和 / genre=~,content=~,w=~ / session-number=s-id.GM78 / doc=~,other=refer:session-2022-03-04;q+:q-id.P4N0:３乗の差、どのような式か？">
            <text:p>:m 2*2 RES / free / res-id=GMTS / theme=n乗和 / genre=~,content=~,w=~ / session-number=s-id.GM78 / doc=~,other=refer:session-2022-03-04;q+:q-id.P4N0:３乗の差、どのような式か？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17" office:value-type="string">
            <text:p>2023-03-04_11-38-39_000.jpg</text:p>
          </table:table-cell>
          <table:table-cell table:style-name="ce26" office:value-type="string">
            <text:p>:m #*# / memo:other(m:other) / topic=習;;字;;, about=,other=,id=~,content=委;員;金;銀;助;奏;徳;都;宗;派;任;明;慶;安;乗;検;算;道;徳;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#*# / memo:other(m:other) / topic=習;;字;;, about=,other=,id=~,content=委;員;金;銀;助;奏;徳;都;宗;派;任;明;慶;安;乗;検;算;道;徳;">
            <text:p>:m #*# / memo:other(m:other) / topic=習;;字;;, about=,other=,id=~,content=委;員;金;銀;助;奏;徳;都;宗;派;任;明;慶;安;乗;検;算;道;徳;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8" office:value-type="string">
            <text:p>2023-03-04_12-38-00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8]=&quot;&quot;;[.C20];CONCATENATE([.C20];&quot; / &quot;;[.E18]))" office:value-type="string" office:string-value=":m 2*3 RES / JVEMV6 64#238_maeno / 『微粒子から探る物性七変化』 著者=前野昌弘,校注=~ / p.19 / w=ポインティング・ベクトル,topic=物性,publisher=~,other=memo+:強度;">
            <text:p>:m 2*3 RES / JVEMV6 64#238_maeno / 『微粒子から探る物性七変化』 著者=前野昌弘,校注=~ / p.19 / w=ポインティング・ベクトル,topic=物性,publisher=~,other=memo+:強度;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7" office:value-type="string">
            <text:p>2023-03-04_16-45-57_000.jpg</text:p>
          </table:table-cell>
          <table:table-cell table:style-name="ce26" office:value-type="string">
            <text:p>:m 1*3 RES / JVEMV6 64#238_maeno / 『微粒子から探る物性七変化』 著者=前野昌弘,校注=~ / p.19 / w=レイリー散乱；補色；余色；散乱強度,topic=物性,publisher=~,other=memo+;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1*3 RES / JVEMV6 64#238_maeno / 『微粒子から探る物性七変化』 著者=前野昌弘,校注=~ / p.19 / w=レイリー散乱；補色；余色；散乱強度,topic=物性,publisher=~,other=memo+;">
            <text:p>:m 1*3 RES / JVEMV6 64#238_maeno / 『微粒子から探る物性七変化』 著者=前野昌弘,校注=~ / p.19 / w=レイリー散乱；補色；余色；散乱強度,topic=物性,publisher=~,other=memo+;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18" office:value-type="string">
            <text:p>2023-03-04_16-46-16_000.jpg</text:p>
          </table:table-cell>
          <table:table-cell table:style-name="ce26" office:value-type="string">
            <text:p>:m 2*3 RES / JVEMV6 64#238_maeno / 『微粒子から探る物性七変化』 著者=前野昌弘,校注=~ / p.19 / w=ポインティング・ベクトル,topic=物性,publisher=~,other=memo+:強度;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2*3 RES / JVEMV6 64#238_maeno / 『微粒子から探る物性七変化』 著者=前野昌弘,校注=~ / p.19 / w=ポインティング・ベクトル,topic=物性,publisher=~,other=memo+:強度;">
            <text:p>:m 2*3 RES / JVEMV6 64#238_maeno / 『微粒子から探る物性七変化』 著者=前野昌弘,校注=~ / p.19 / w=ポインティング・ベクトル,topic=物性,publisher=~,other=memo+:強度;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18" office:value-type="string">
            <text:p>2023-03-04_16-46-34_000.jpg</text:p>
          </table:table-cell>
          <table:table-cell table:style-name="ce26" office:value-type="string">
            <text:p>:m 3*3 RES / JVEMV6 64#238_maeno / 『微粒子から探る物性七変化』 著者=前野昌弘,校注=~ / p.19 / w=ポインティング・ベクトル,topic=物性,publisher=~,other=memo+:強度;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3*3 RES / JVEMV6 64#238_maeno / 『微粒子から探る物性七変化』 著者=前野昌弘,校注=~ / p.19 / w=ポインティング・ベクトル,topic=物性,publisher=~,other=memo+:強度;">
            <text:p>:m 3*3 RES / JVEMV6 64#238_maeno / 『微粒子から探る物性七変化』 著者=前野昌弘,校注=~ / p.19 / w=ポインティング・ベクトル,topic=物性,publisher=~,other=memo+:強度;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0">
            <text:p>2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3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4">2023/03/04</text:date>, <text:time>22:10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04T22:10:01.39</dc:date>
    <dc:creator>iwabuchi ken</dc:creator>
    <meta:editing-duration>P54DT12H55M46S</meta:editing-duration>
    <meta:editing-cycles>17571</meta:editing-cycles>
    <meta:document-statistic meta:table-count="2" meta:cell-count="930" meta:object-count="0"/>
    <meta:user-defined meta:name="qrichtext">1</meta:user-defined>
  </office:meta>
</office:document-meta>
</file>